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GRT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rametro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GLB_RESIZER_TIMING_OPTIMIZATIONS</text:p>
          </table:table-cell>
          <table:table-cell office:value-type="string" calcext:value-type="string">
            <text:p>GLB_RESIZER_DESIGN_OPTIMIZATIONS</text:p>
          </table:table-cell>
          <table:table-cell office:value-type="string" calcext:value-type="string">
            <text:p>GLB_RESIZER_MAX_SLEW_MARGIN</text:p>
          </table:table-cell>
          <table:table-cell office:value-type="string" calcext:value-type="string">
            <text:p>GLB_RESIZER_MAX_CAP_MARGIN</text:p>
          </table:table-cell>
          <table:table-cell office:value-type="string" calcext:value-type="string">
            <text:p>GLB_OPTIMIZE_MIRRORING</text:p>
          </table:table-cell>
          <table:table-cell office:value-type="string" calcext:value-type="string">
            <text:p>GRT_ANT_MARGIN</text:p>
          </table:table-cell>
          <table:table-cell office:value-type="string" calcext:value-type="string">
            <text:p>GRT_REPAIR_ANTENNAS</text:p>
          </table:table-cell>
          <table:table-cell office:value-type="string" calcext:value-type="string">
            <text:p>GRT_ADJUSTMENT</text:p>
          </table:table-cell>
        </table:table-row>
        <table:table-row table:style-name="ro1">
          <table:table-cell office:value-type="string" calcext:value-type="string">
            <text:p>Area Instances</text:p>
          </table:table-cell>
          <table:table-cell office:value-type="float" office:value="118971.603" calcext:value-type="float">
            <text:p>118971.603</text:p>
          </table:table-cell>
          <table:table-cell office:value-type="float" office:value="118812.701" calcext:value-type="float">
            <text:p>118812.701</text:p>
          </table:table-cell>
          <table:table-cell office:value-type="float" office:value="118134.55" calcext:value-type="float">
            <text:p>118134.55</text:p>
          </table:table-cell>
          <table:table-cell office:value-type="float" office:value="118802.691" calcext:value-type="float">
            <text:p>118802.691</text:p>
          </table:table-cell>
          <table:table-cell office:value-type="float" office:value="118974.106" calcext:value-type="float">
            <text:p>118974.106</text:p>
          </table:table-cell>
          <table:table-cell office:value-type="float" office:value="118800.189" calcext:value-type="float">
            <text:p>118800.189</text:p>
          </table:table-cell>
          <table:table-cell office:value-type="float" office:value="119266.848" calcext:value-type="float">
            <text:p>119266.848</text:p>
          </table:table-cell>
          <table:table-cell office:value-type="float" office:value="118278.438" calcext:value-type="float">
            <text:p>118278.438</text:p>
          </table:table-cell>
          <table:table-cell office:value-type="float" office:value="118471.123" calcext:value-type="float">
            <text:p>118471.123</text:p>
          </table:table-cell>
        </table:table-row>
        <table:table-row table:style-name="ro1">
          <table:table-cell office:value-type="string" calcext:value-type="string">
            <text:p>Potencia</text:p>
          </table:table-cell>
          <table:table-cell table:number-columns-repeated="2" table:style-name="ce1" office:value-type="float" office:value="0.0243" calcext:value-type="float">
            <text:p>2.43E-02</text:p>
          </table:table-cell>
          <table:table-cell table:style-name="ce1" office:value-type="float" office:value="0.0242" calcext:value-type="float">
            <text:p>2.42E-02</text:p>
          </table:table-cell>
          <table:table-cell table:number-columns-repeated="3" table:style-name="ce1" office:value-type="float" office:value="0.0243" calcext:value-type="float">
            <text:p>2.43E-02</text:p>
          </table:table-cell>
          <table:table-cell table:style-name="ce1" office:value-type="float" office:value="0.0244" calcext:value-type="float">
            <text:p>2.44E-02</text:p>
          </table:table-cell>
          <table:table-cell table:number-columns-repeated="2" table:style-name="ce1" office:value-type="float" office:value="0.0243" calcext:value-type="float">
            <text:p>2.43E-02</text:p>
          </table:table-cell>
        </table:table-row>
        <table:table-row table:style-name="ro1">
          <table:table-cell office:value-type="string" calcext:value-type="string">
            <text:p>Worst Setup</text:p>
          </table:table-cell>
          <table:table-cell office:value-type="float" office:value="4.09" calcext:value-type="float">
            <text:p>4.09</text:p>
          </table:table-cell>
          <table:table-cell office:value-type="float" office:value="3.87" calcext:value-type="float">
            <text:p>3.87</text:p>
          </table:table-cell>
          <table:table-cell office:value-type="float" office:value="3.99" calcext:value-type="float">
            <text:p>3.99</text:p>
          </table:table-cell>
          <table:table-cell table:number-columns-repeated="6" office:value-type="float" office:value="4.09" calcext:value-type="float">
            <text:p>4.09</text:p>
          </table:table-cell>
        </table:table-row>
        <table:table-row table:style-name="ro1">
          <table:table-cell office:value-type="string" calcext:value-type="string">
            <text:p>Worst Hold</text:p>
          </table:table-cell>
          <table:table-cell table:number-columns-repeated="9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Skew</text:p>
          </table:table-cell>
          <table:table-cell table:number-columns-repeated="9"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Slew vio count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nout vio count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ap vio count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w state</text:p>
          </table:table-cell>
          <table:table-cell table:number-columns-repeated="9" office:value-type="string" calcext:value-type="string">
            <text:p>complete</text:p>
          </table:table-cell>
        </table:table-row>
      </table:table>
      <table:table table:name="DIFF-GRT" table:style-name="ta1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Variables</text:p>
          </table:table-cell>
          <table:table-cell office:value-type="string" calcext:value-type="string">
            <text:p>Area Instances</text:p>
          </table:table-cell>
          <table:table-cell office:value-type="string" calcext:value-type="string">
            <text:p>Potencia</text:p>
          </table:table-cell>
          <table:table-cell office:value-type="string" calcext:value-type="string">
            <text:p>Worst Setup</text:p>
          </table:table-cell>
          <table:table-cell office:value-type="string" calcext:value-type="string">
            <text:p>Worst Hold</text:p>
          </table:table-cell>
          <table:table-cell office:value-type="string" calcext:value-type="string">
            <text:p>Slew vio count</text:p>
          </table:table-cell>
          <table:table-cell office:value-type="string" calcext:value-type="string">
            <text:p>Fanout vio count</text:p>
          </table:table-cell>
          <table:table-cell office:value-type="string" calcext:value-type="string">
            <text:p>Cap vio count</text:p>
          </table:table-cell>
        </table:table-row>
        <table:table-row table:style-name="ro1">
          <table:table-cell office:value-type="string" calcext:value-type="string">
            <text:p>GLB_RESIZER_TIMING_OPTIMIZATIONS</text:p>
          </table:table-cell>
          <table:table-cell table:formula="of:=(([$GRT.C2]-[$GRT.B2])/[$GRT.B2])*100" office:value-type="float" office:value="-0.13356296460089" calcext:value-type="float">
            <text:p>-0.13356296460089</text:p>
          </table:table-cell>
          <table:table-cell table:formula="of:=(([$GRT.C3]-[$GRT.B3])/[$GRT.B3])*100" office:value-type="float" office:value="0" calcext:value-type="float">
            <text:p>0</text:p>
          </table:table-cell>
          <table:table-cell table:formula="of:=(([$GRT.C4]-[$GRT.B4])/[$GRT.B4])*100" office:value-type="float" office:value="-5.37897310513447" calcext:value-type="float">
            <text:p>-5.37897310513447</text:p>
          </table:table-cell>
          <table:table-cell table:formula="of:=(([$GRT.C5]-[$GRT.B5])/[GRT.B5])*100" office:value-type="float" office:value="0" calcext:value-type="float">
            <text:p>0</text:p>
          </table:table-cell>
          <table:table-cell table:formula="of:=([$GRT.C7]-[$GRT.B7])" office:value-type="float" office:value="0" calcext:value-type="float">
            <text:p>0</text:p>
          </table:table-cell>
          <table:table-cell table:formula="of:=([$GRT.C8]-[$GRT.B8])" office:value-type="float" office:value="4" calcext:value-type="float">
            <text:p>4</text:p>
          </table:table-cell>
          <table:table-cell table:formula="of:=[$GRT.C9]-[$GRT.B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B_RESIZER_DESIGN_OPTIMIZATIONS</text:p>
          </table:table-cell>
          <table:table-cell table:formula="of:=(([$GRT.D2]-[$GRT.B2])/[$GRT.B2])*100" office:value-type="float" office:value="-0.703573776340561" calcext:value-type="float">
            <text:p>-0.703573776340561</text:p>
          </table:table-cell>
          <table:table-cell table:formula="of:=(([$GRT.D3]-[$GRT.B3])/[$GRT.B3])*100" office:value-type="float" office:value="-0.411522633744854" calcext:value-type="float">
            <text:p>-0.411522633744854</text:p>
          </table:table-cell>
          <table:table-cell table:formula="of:=(([$GRT.D4]-[$GRT.B4])/[$GRT.B4])*100" office:value-type="float" office:value="-2.44498777506112" calcext:value-type="float">
            <text:p>-2.44498777506112</text:p>
          </table:table-cell>
          <table:table-cell table:formula="of:=(([$GRT.D5]-[$GRT.B5])/[GRT.B5])*100" office:value-type="float" office:value="0" calcext:value-type="float">
            <text:p>0</text:p>
          </table:table-cell>
          <table:table-cell table:formula="of:=([$GRT.D7]-[$GRT.B7])" office:value-type="float" office:value="0" calcext:value-type="float">
            <text:p>0</text:p>
          </table:table-cell>
          <table:table-cell table:formula="of:=([$GRT.D8]-[$GRT.B8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B_RESIZER_MAX_SLEW_MARGIN</text:p>
          </table:table-cell>
          <table:table-cell table:formula="of:=(([$GRT.E2]-[$GRT.B2])/[$GRT.B2])*100" office:value-type="float" office:value="-0.141976737087418" calcext:value-type="float">
            <text:p>-0.141976737087418</text:p>
          </table:table-cell>
          <table:table-cell table:formula="of:=(([$GRT.E3]-[$GRT.B3])/[$GRT.B3])*100" office:value-type="float" office:value="0" calcext:value-type="float">
            <text:p>0</text:p>
          </table:table-cell>
          <table:table-cell table:formula="of:=(([$GRT.E4]-[$GRT.B4])/[$GRT.B4])*100" office:value-type="float" office:value="0" calcext:value-type="float">
            <text:p>0</text:p>
          </table:table-cell>
          <table:table-cell table:formula="of:=(([$GRT.E5]-[$GRT.B5])/[GRT.B5])*100" office:value-type="float" office:value="0" calcext:value-type="float">
            <text:p>0</text:p>
          </table:table-cell>
          <table:table-cell table:formula="of:=([$GRT.E7]-[$GRT.B7])" office:value-type="float" office:value="0" calcext:value-type="float">
            <text:p>0</text:p>
          </table:table-cell>
          <table:table-cell table:formula="of:=([$GRT.E8]-[$GRT.B8])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B_RESIZER_MAX_CAP_MARGIN</text:p>
          </table:table-cell>
          <table:table-cell table:formula="of:=(([$GRT.F2]-[$GRT.B2])/[$GRT.B2])*100" office:value-type="float" office:value="0.00210386338998641" calcext:value-type="float">
            <text:p>0.00210386338998641</text:p>
          </table:table-cell>
          <table:table-cell table:formula="of:=(([$GRT.F3]-[$GRT.B3])/[$GRT.B3])*100" office:value-type="float" office:value="0" calcext:value-type="float">
            <text:p>0</text:p>
          </table:table-cell>
          <table:table-cell table:formula="of:=(([$GRT.F4]-[$GRT.B4])/[$GRT.B4])*100" office:value-type="float" office:value="0" calcext:value-type="float">
            <text:p>0</text:p>
          </table:table-cell>
          <table:table-cell table:formula="of:=(([$GRT.F5]-[$GRT.B5])/[GRT.B5])*100" office:value-type="float" office:value="0" calcext:value-type="float">
            <text:p>0</text:p>
          </table:table-cell>
          <table:table-cell table:formula="of:=([$GRT.F7]-[$GRT.B7])" office:value-type="float" office:value="0" calcext:value-type="float">
            <text:p>0</text:p>
          </table:table-cell>
          <table:table-cell table:formula="of:=([$GRT.F8]-[$GRT.B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B_OPTIMIZE_MIRRORING</text:p>
          </table:table-cell>
          <table:table-cell table:formula="of:=(([$GRT.G2]-[$GRT.B2])/[$GRT.B2])*100" office:value-type="float" office:value="-0.144079759940701" calcext:value-type="float">
            <text:p>-0.144079759940701</text:p>
          </table:table-cell>
          <table:table-cell table:formula="of:=(([$GRT.G3]-[$GRT.B3])/[$GRT.B3])*100" office:value-type="float" office:value="0" calcext:value-type="float">
            <text:p>0</text:p>
          </table:table-cell>
          <table:table-cell table:formula="of:=(([$GRT.G4]-[$GRT.B4])/[$GRT.B4])*100" office:value-type="float" office:value="0" calcext:value-type="float">
            <text:p>0</text:p>
          </table:table-cell>
          <table:table-cell table:formula="of:=(([$GRT.G5]-[$GRT.B5])/[GRT.B5])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$GRT.G8]-[$GRT.B8])"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T_ANT_MARGIN</text:p>
          </table:table-cell>
          <table:table-cell table:formula="of:=(([$GRT.H2]-[$GRT.B2])/[$GRT.B2])*100" office:value-type="float" office:value="0.248164261517091" calcext:value-type="float">
            <text:p>0.248164261517091</text:p>
          </table:table-cell>
          <table:table-cell table:formula="of:=(([$GRT.H3]-[$GRT.B3])/[$GRT.B3])*100" office:value-type="float" office:value="0.411522633744868" calcext:value-type="float">
            <text:p>0.411522633744868</text:p>
          </table:table-cell>
          <table:table-cell table:formula="of:=(([$GRT.H4]-[$GRT.B4])/[$GRT.B4])*100" office:value-type="float" office:value="0" calcext:value-type="float">
            <text:p>0</text:p>
          </table:table-cell>
          <table:table-cell table:formula="of:=(([$GRT.H5]-[$GRT.B5])/[GRT.B5])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$GRT.H8]-[$GRT.B8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T_REPAIR_ANTENNAS</text:p>
          </table:table-cell>
          <table:table-cell table:formula="of:=(([$GRT.I2]-[$GRT.B2])/[$GRT.B2])*100" office:value-type="float" office:value="-0.582630629932765" calcext:value-type="float">
            <text:p>-0.582630629932765</text:p>
          </table:table-cell>
          <table:table-cell table:formula="of:=(([$GRT.I3]-[$GRT.B3])/[$GRT.B3])*100" office:value-type="float" office:value="0" calcext:value-type="float">
            <text:p>0</text:p>
          </table:table-cell>
          <table:table-cell table:formula="of:=(([$GRT.I4]-[$GRT.B4])/[$GRT.B4])*100" office:value-type="float" office:value="0" calcext:value-type="float">
            <text:p>0</text:p>
          </table:table-cell>
          <table:table-cell table:formula="of:=(([$GRT.I5]-[$GRT.B5])/[GRT.B5])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$GRT.I8]-[$GRT.B8])"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T_REPAIR_ANTENNAS</text:p>
          </table:table-cell>
          <table:table-cell table:formula="of:=(([$GRT.J2]-[$GRT.B2])/[$GRT.B2])*100" office:value-type="float" office:value="-0.420671813592354" calcext:value-type="float">
            <text:p>-0.420671813592354</text:p>
          </table:table-cell>
          <table:table-cell table:formula="of:=(([$GRT.J3]-[$GRT.B3])/[$GRT.B3])*100" office:value-type="float" office:value="0" calcext:value-type="float">
            <text:p>0</text:p>
          </table:table-cell>
          <table:table-cell table:formula="of:=(([$GRT.J4]-[$GRT.B4])/[$GRT.B4])*100" office:value-type="float" office:value="0" calcext:value-type="float">
            <text:p>0</text:p>
          </table:table-cell>
          <table:table-cell table:formula="of:=(([$GRT.J5]-[$GRT.B5])/[GRT.B5])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$GRT.J8]-[$GRT.B8])"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6:46:50.627616765</meta:creation-date>
    <dc:date>2023-11-26T22:20:29.151512976</dc:date>
    <meta:editing-duration>P3DT2H57M16S</meta:editing-duration>
    <meta:editing-cycles>30</meta:editing-cycles>
    <meta:generator>LibreOffice/7.3.7.2$Linux_X86_64 LibreOffice_project/30$Build-2</meta:generator>
    <meta:document-statistic meta:table-count="2" meta:cell-count="172" meta:object-count="0"/>
  </office:meta>
</office:document-meta>
</file>